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LG + Lexical Quality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list text:style-name="L2">
              <text:list-item>
                <text:p text:style-name="P1">MDL favors the model that achieves maximum compression of data</text:p>
                <text:p text:style-name="P1"/>
              </text:list-item>
              <text:list-item>
                <text:p text:style-name="P1">Lexicon learning may not always require maximum compression</text:p>
                <text:p text:style-name="P1"/>
              </text:list-item>
              <text:list-item>
                <text:p text:style-name="P1">Compression can be traded off at some places for the lexical quality of the seg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How to measure the lexical quality of the segment ?</text:p>
                <text:p/>
              </text:list-item>
              <text:list-item>
                <text:p>How to combine the two goodness measures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xical quality of a segment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Lexical quality is zero if there is no vowel in the segment</text:p>
              </text:list-item>
              <text:list-item>
                <text:p>Lexical quality is zero if there is more than 3 consonants in the beginning of the segment</text:p>
              </text:list-item>
              <text:list-item>
                <text:p>If there are 3 consonants in the beginning of the <text:s/>segment, the first consonant should be /s/, the second has to be <text:span text:style-name="T1">/p, t, k / <text:s/></text:span><text:span text:style-name="T2"><text:s/>and the third has to be </text:span><text:span text:style-name="T1">/w, j ,r, l / </text:span></text:p>
              </text:list-item>
              <text:list-item>
                <text:p><text:span text:style-name="T2">Lexical quality is zero for segments with the following illegal onsets</text:span></text:p>
                <text:p><text:span text:style-name="T2">{'db','km','lp','mp','ns','ms','td','kd','md','ld','bd','cd','fd','gd','hd','jd','nd','pd','qd','rd','sd','vd','wd','xd','yd','zd'}</text:span></text:p>
              </text:list-item>
              <text:list-item>
                <text:p><text:span text:style-name="T2">More rules to be framed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combine the two goodness measure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he two goodness measures are 'Description Length Gain' (DLG) and Lexical Quality</text:p>
              </text:list-item>
              <text:list-item>
                <text:p>DLG does not have an upper bound. It can take any non negative value</text:p>
              </text:list-item>
              <text:list-item>
                <text:p>What range of values to be given to lexical quality?</text:p>
              </text:list-item>
              <text:list-item>
                <text:p>Even if equal weight is given to both, the DLG's value might be too large compared to that of lexical quality</text:p>
              </text:list-item>
              <text:list-item>
                <text:p>How to bring both the goodness measures to the same ran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20:15:53.302167853</meta:creation-date>
    <dc:date>2015-10-22T21:39:47.493483603</dc:date>
    <meta:editing-duration>PT1H8M22S</meta:editing-duration>
    <meta:editing-cycles>2</meta:editing-cycles>
    <meta:generator>LibreOffice/4.2.8.2$Linux_x86 LibreOffice_project/420m0$Build-2</meta:generator>
    <meta:document-statistic meta:object-count="37"/>
  </office:meta>
</office:document-meta>
</file>